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fo:color="#000000" fo:font-size="16pt" style:font-size-asian="16pt" style:font-size-complex="12pt" fo:background-color="#FFFFFF"/>
    </style:style>
    <style:style style:name="P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6pt" style:font-size-asian="16pt" style:font-size-complex="12pt" fo:background-color="#FFFFFF"/>
    </style:style>
    <style:style style:name="P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6pt" style:font-size-asian="16pt" style:font-size-complex="12pt" fo:background-color="#FFFFFF"/>
    </style:style>
    <style:style style:name="P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/>
    </style:style>
    <style:style style:name="P6" style:parent-style-name="Normal" style:family="paragraph">
      <style:paragraph-properties fo:text-align="center" fo:margin-bottom="0in" fo:line-height="100%"/>
    </style:style>
    <style:style style:name="T7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/>
    </style:style>
    <style:style style:name="P9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justify" fo:margin-bottom="0in" fo:line-height="100%"/>
    </style:style>
    <style:style style:name="T13" style:parent-style-name="Fonteparág.padrão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1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Fonteparág.padrão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Fonteparág.padrão" style:family="text">
      <style:text-properties style:font-name="Times New Roman" style:font-name-complex="Times New Roman" fo:color="#000000" fo:font-size="12pt" style:font-size-asian="12pt" style:font-size-complex="12pt"/>
    </style:style>
    <style:style style:name="T1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bottom="0in" fo:line-height="100%"/>
    </style:style>
    <style:style style:name="T2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5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</office:automatic-styles>
  <office:body>
    <office:text text:use-soft-page-breaks="true">
      <text:p text:style-name="P1">X Fórum Internacional de Pedagogia</text:p>
      <text:p text:style-name="P2">Pau dos Ferros - RN, de 27 a 30 de novembro de 2018</text:p>
      <text:p text:style-name="P3"/>
      <text:p text:style-name="P4">MESA-REDONDA:</text:p>
      <text:p text:style-name="P5"/>
      <text:p text:style-name="P6"><text:span text:style-name="T7">Experiências Interculturais</text:span><text:span text:style-name="T8"><text:s/>de Educação Indígena, Africana e Afro-Brasileira na formação da UNILAB - Universidade da Integração Internacional da Lusofonia Afro-Brasileira – Redenção/CE – Brasil.</text:span></text:p>
      <text:p text:style-name="P9"/>
      <text:p text:style-name="P10">RESUMO</text:p>
      <text:p text:style-name="P11"/>
      <text:p text:style-name="P12"><text:span text:style-name="T13">A História da Educação da Universidade da Integração Internacional da Lusofonia Afro-Brasileira-Unilab é<text:s/></text:span><text:span text:style-name="T14">inspirada pelos princípios da integração, cooperação e interculturalidade entre o Brasil e demais países falantes da língua portuguesa, especialmente os países africanos. Nascida como instituição brasileira de caráter transnacional, a UNILAB está inserida no contexto de internacionalização da educação superior no Brasil. Ao mesmo tempo, também atende à meta da interiorização, ao colaborar com processos educativos de regiões carentes de Instituições de Ensino Superior, como o Maciço do Baturité no Nordeste do Brasil. A Unilab,<text:s/></text:span><text:span text:style-name="T15">portanto, é<text:s/></text:span><text:span text:style-name="T16">experiência educativa de</text:span><text:span text:style-name="T17"><text:s/>retomada de nossas memórias<text:s/></text:span><text:span text:style-name="T18">indígenAfricanas.</text:span></text:p>
      <text:p text:style-name="P19"/>
      <text:p text:style-name="P20">Mediadores:</text:p>
      <text:p text:style-name="P21"/>
      <text:p text:style-name="P22"><text:span text:style-name="T23">Prof. Dra. Francisca Rosália Silva Menezes;</text:span></text:p>
      <text:p text:style-name="P24">Prof. Dr. Salvio Fernandes de Melo;</text:p>
      <text:p text:style-name="P25">Prof. Dr. Roberto Kennedy Gomes Franco</text:p>
      <text:p text:style-name="P26">Discente UNILAB: ?????????????????????????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o kennedy gomes franco</meta:initial-creator>
    <dc:creator>roberto kennedy gomes franco</dc:creator>
    <meta:creation-date>2018-09-16T00:11:00Z</meta:creation-date>
    <dc:date>2018-09-16T00:26:00Z</dc:date>
    <meta:template xlink:href="Normal" xlink:type="simple"/>
    <meta:editing-cycles>4</meta:editing-cycles>
    <meta:editing-duration>PT780S</meta:editing-duration>
    <meta:document-statistic meta:page-count="1" meta:paragraph-count="2" meta:word-count="188" meta:character-count="1202" meta:row-count="8" meta:non-whitespace-character-count="1016"/>
  </office:meta>
</office:document-meta>
</file>